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normal" officeooo:rsid="001d38cd" officeooo:paragraph-rsid="001d38cd" style:font-style-asian="normal" style:font-weight-asian="normal" style:font-style-complex="normal" style:font-weight-complex="normal"/>
    </style:style>
    <style:style style:name="P7" style:family="paragraph" style:parent-style-name="Table_20_Contents">
      <style:text-properties officeooo:rsid="0010be29" officeooo:paragraph-rsid="0010be29"/>
    </style:style>
    <style:style style:name="P8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9" style:family="paragraph" style:parent-style-name="Table_20_Contents">
      <style:text-properties officeooo:rsid="00180735" officeooo:paragraph-rsid="00180735"/>
    </style:style>
    <style:style style:name="P10" style:family="paragraph" style:parent-style-name="Table_20_Contents">
      <style:text-properties officeooo:rsid="001a530a" officeooo:paragraph-rsid="001a530a"/>
    </style:style>
    <style:style style:name="P11" style:family="paragraph" style:parent-style-name="Table_20_Contents">
      <style:text-properties officeooo:rsid="001bab9a" officeooo:paragraph-rsid="001bab9a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a530a" officeooo:paragraph-rsid="001a530a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c38f6" officeooo:paragraph-rsid="001c38f6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d38cd" officeooo:paragraph-rsid="001d38cd" style:font-style-asian="normal" style:font-weight-asian="normal" style:font-style-complex="normal" style:font-weight-complex="normal"/>
    </style:style>
    <style:style style:name="T1" style:family="text">
      <style:text-properties officeooo:rsid="00180735"/>
    </style:style>
    <style:style style:name="T2" style:family="text">
      <style:text-properties officeooo:rsid="001a530a"/>
    </style:style>
    <style:style style:name="T3" style:family="text">
      <style:text-properties officeooo:rsid="001d38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9.1. Retirer un articl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itre</text:p>
          </table:table-cell>
          <table:table-cell table:style-name="Table1.B1" office:value-type="string">
            <text:p text:style-name="P9"><text:span text:style-name="T2">Retirer</text:span> un article au catalogue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6" office:value-type="string">
            <text:p text:style-name="P7">Use-case général</text:p>
          </table:table-cell>
        </table:table-row>
        <table:table-row>
          <table:table-cell table:style-name="Table1.A2" office:value-type="string">
            <text:p text:style-name="P8">Description</text:p>
          </table:table-cell>
          <table:table-cell table:style-name="Table1.B6" office:value-type="string">
            <text:p text:style-name="P7">L'acteur d<text:span text:style-name="T1">ésire retirer un article dans le catalogue.</text:span></text:p>
          </table:table-cell>
        </table:table-row>
        <table:table-row>
          <table:table-cell table:style-name="Table1.A2" office:value-type="string">
            <text:p text:style-name="P8">Acteurs</text:p>
          </table:table-cell>
          <table:table-cell table:style-name="Table1.B6" office:value-type="string">
            <text:p text:style-name="P10">Administateur</text:p>
          </table:table-cell>
        </table:table-row>
        <table:table-row>
          <table:table-cell table:style-name="Table1.A2" office:value-type="string">
            <text:p text:style-name="P8">Préconditions</text:p>
          </table:table-cell>
          <table:table-cell table:style-name="Table1.B6" office:value-type="string">
            <text:p text:style-name="P7">L'acteur doit être authentifié</text:p>
          </table:table-cell>
        </table:table-row>
        <table:table-row>
          <table:table-cell table:style-name="Table1.A2" office:value-type="string">
            <text:p text:style-name="P8">Postconditions</text:p>
          </table:table-cell>
          <table:table-cell table:style-name="Table1.B6" office:value-type="string">
            <text:p text:style-name="P11">L'article est retir<text:span text:style-name="T3">é</text:span> du catalogue</text:p>
          </table:table-cell>
        </table:table-row>
        <table:table-row>
          <table:table-cell table:style-name="Table1.A2" office:value-type="string">
            <text:p text:style-name="P8">Exceptions</text:p>
          </table:table-cell>
          <table:table-cell table:style-name="Table1.B7" office:value-type="string">
            <text:p text:style-name="P7">Aucune</text:p>
          </table:table-cell>
        </table:table-row>
      </table:table>
      <text:p text:style-name="P4"/>
      <text:p text:style-name="P6">Les membres peuvent ajouter et retirer des articles qu'ils désirent vendre. Certains de ces articles pourraient ne pas être convenables et doivent donc être supprimés.</text:p>
      <text:p text:style-name="P5"/>
      <text:p text:style-name="P5">Lorsque l'utilisateur désire <text:span text:style-name="T2">retirer un article au catalogue</text:span>, il lui faut être authentifié <text:span text:style-name="T2">en tant qu'administrateur. Par la suite, il peut accéder à la liste des articles et il a la possibilité de les retirer.</text:span></text:p>
      <text:p text:style-name="P5"/>
      <text:p text:style-name="P3">Scénario d'opération</text:p>
      <text:list xml:id="list3064263355532685417" text:style-name="L1">
        <text:list-item>
          <text:p text:style-name="P12">L'utilisateur s'authentifie et passe alors au status de « <text:span text:style-name="T2">administrateur »</text:span>.</text:p>
        </text:list-item>
        <text:list-item>
          <text:p text:style-name="P13">L'administrateur choisi<text:span text:style-name="T3">t</text:span> un article voulu pour le retrait de ce dernier.</text:p>
        </text:list-item>
        <text:list-item>
          <text:p text:style-name="P13">Il choisi<text:span text:style-name="T3">t</text:span> l'option de retirer l'article.</text:p>
        </text:list-item>
        <text:list-item>
          <text:p text:style-name="P14">L'article est retir<text:span text:style-name="T3">é</text:span> du catalogue.</text:p>
        </text:list-item>
        <text:list-item>
          <text:p text:style-name="P15">L'administrateur peut ensuite envoyer un message au membre décrivant pourquoi l'article a été retiré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2:28.669903226</dc:date>
    <meta:editing-duration>PT57M56S</meta:editing-duration>
    <meta:editing-cycles>14</meta:editing-cycles>
    <meta:generator>LibreOffice/4.4.7.2$Linux_X86_64 LibreOffice_project/40m0$Build-2</meta:generator>
    <meta:document-statistic meta:table-count="1" meta:image-count="0" meta:object-count="0" meta:page-count="1" meta:paragraph-count="24" meta:word-count="155" meta:character-count="1032" meta:non-whitespace-character-count="906"/>
  </office:meta>
</office:document-meta>
</file>